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_5f_0" svg:stroke-width="0cm" svg:stroke-color="#7f7f7f" svg:stroke-opacity="100%" draw:stroke-linejoin="round" svg:stroke-linecap="round" draw:fill="none" loext:decorative="false"/>
    </style:style>
    <style:style style:name="gr2" style:family="graphic">
      <style:graphic-properties style:writing-mode="lr-tb" loext:decorative="false"/>
    </style:style>
    <style:style style:name="gr3" style:family="graphic">
      <style:graphic-properties loext:decorative="false"/>
    </style:style>
    <style:style style:name="gr4" style:family="graphic" style:parent-style-name="standard">
      <style:graphic-properties draw:stroke="none" draw:fill="solid" draw:fill-color="#00b0f0" draw:shadow="hidden" loext:decorative="false"/>
    </style:style>
    <style:style style:name="gr5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 loext:decorative="false"/>
    </style:style>
    <style:style style:name="gr6" style:family="graphic" style:parent-style-name="standard">
      <style:graphic-properties draw:stroke="none" draw:fill="none" draw:textarea-vertical-align="middle" fo:min-height="0.718cm" fo:min-width="2.54cm" fo:padding-top="0.141cm" fo:padding-bottom="0.141cm" fo:padding-left="0.141cm" fo:padding-right="0.141cm" loext:decorative="false"/>
      <style:paragraph-properties style:writing-mode="lr-tb"/>
    </style:style>
    <style:style style:name="gr7" style:family="graphic" style:parent-style-name="standard">
      <style:graphic-properties draw:stroke="none" draw:fill="solid" draw:fill-color="#ffffff" draw:shadow="hidden" loext:decorative="false"/>
    </style:style>
    <style:style style:name="gr8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 loext:decorative="false"/>
    </style:style>
    <style:style style:name="gr9" style:family="graphic" style:parent-style-name="standard">
      <style:graphic-properties draw:stroke="none" draw:fill="solid" draw:fill-color="#92d050" draw:shadow="hidden" loext:decorative="false"/>
    </style:style>
    <style:style style:name="P1" style:family="paragraph">
      <loext:graphic-properties draw:fill="none"/>
    </style:style>
    <style:style style:name="P2" style:family="paragraph">
      <loext:graphic-properties draw:fill="solid" draw:fill-color="#00b0f0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solid" draw:fill-color="#ffffff"/>
    </style:style>
    <style:style style:name="P5" style:family="paragraph">
      <loext:graphic-properties draw:fill="solid" draw:fill-color="#92d050"/>
    </style:style>
    <style:style style:name="T1" style:family="text">
      <style:text-properties fo:color="#000000" loext:opacity="100%" style:font-name="Microsoft YaHei" fo:font-size="12pt" style:font-name-asian="Microsoft YaHei" style:font-size-asian="12pt" style:font-name-complex="Microsoft YaHei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�" draw:style-name="dp1" draw:master-page-name="PM0">
        <draw:line draw:style-name="gr1" draw:text-style-name="P1" draw:layer="layout" svg:x1="0cm" svg:y1="14.2cm" svg:x2="40.73cm" svg:y2="14.2cm">
          <text:p/>
        </draw:line>
        <draw:line draw:style-name="gr1" draw:text-style-name="P1" draw:layer="layout" svg:x1="0cm" svg:y1="14.2cm" svg:x2="40.73cm" svg:y2="14.2cm">
          <text:p/>
        </draw:line>
        <draw:g draw:style-name="gr2">
          <draw:g draw:style-name="gr3">
            <draw:polygon draw:style-name="gr4" draw:text-style-name="P2" draw:layer="layout" svg:width="5.5cm" svg:height="1cm" svg:x="22.23cm" svg:y="17.7cm" svg:viewBox="0 0 5501 1001" draw:points="0,1001 5501,1001 5501,0 0,0">
              <text:p/>
            </draw:polygon>
            <draw:polygon draw:style-name="gr5" draw:text-style-name="P1" draw:layer="layout" svg:width="5.5cm" svg:height="1cm" svg:x="22.23cm" svg:y="17.7cm" svg:viewBox="0 0 5501 1001" draw:points="0,1001 5501,1001 5501,0 0,0">
              <text:p/>
            </draw:polygon>
          </draw:g>
          <draw:frame draw:style-name="gr6" draw:text-style-name="P1" draw:layer="layout" svg:width="5.5cm" svg:height="1cm" svg:x="22.23cm" svg:y="17.7cm">
            <draw:text-box>
              <text:p text:style-name="P3"><text:span text:style-name="T1">怪物</text:span></text:p>
            </draw:text-box>
          </draw:frame>
        </draw:g>
        <draw:g draw:style-name="gr2">
          <draw:g draw:style-name="gr3">
            <draw:polygon draw:style-name="gr7" draw:text-style-name="P4" draw:layer="layout" svg:width="5.5cm" svg:height="1cm" svg:x="22.23cm" svg:y="18.7cm" svg:viewBox="0 0 5501 1001" draw:points="0,1001 5501,1001 5501,0 0,0">
              <text:p/>
            </draw:polygon>
            <draw:polygon draw:style-name="gr5" draw:text-style-name="P1" draw:layer="layout" svg:width="5.5cm" svg:height="1cm" svg:x="22.23cm" svg:y="18.7cm" svg:viewBox="0 0 5501 1001" draw:points="0,1001 5501,1001 5501,0 0,0">
              <text:p/>
            </draw:polygon>
          </draw:g>
          <draw:frame draw:style-name="gr6" draw:text-style-name="P1" draw:layer="layout" svg:width="5.5cm" svg:height="1cm" svg:x="22.23cm" svg:y="18.7cm">
            <draw:text-box>
              <text:p text:style-name="P3"><text:span text:style-name="T1">离终点距离</text:span></text:p>
            </draw:text-box>
          </draw:frame>
        </draw:g>
        <draw:g draw:style-name="gr2">
          <draw:g draw:style-name="gr3">
            <draw:polygon draw:style-name="gr7" draw:text-style-name="P4" draw:layer="layout" svg:width="5.5cm" svg:height="1cm" svg:x="22.23cm" svg:y="19.7cm" svg:viewBox="0 0 5501 1001" draw:points="0,1001 5501,1001 5501,0 0,0">
              <text:p/>
            </draw:polygon>
            <draw:polygon draw:style-name="gr5" draw:text-style-name="P1" draw:layer="layout" svg:width="5.5cm" svg:height="1cm" svg:x="22.23cm" svg:y="19.7cm" svg:viewBox="0 0 5501 1001" draw:points="0,1001 5501,1001 5501,0 0,0">
              <text:p/>
            </draw:polygon>
          </draw:g>
          <draw:frame draw:style-name="gr6" draw:text-style-name="P1" draw:layer="layout" svg:width="5.5cm" svg:height="1cm" svg:x="22.23cm" svg:y="19.7cm">
            <draw:text-box>
              <text:p text:style-name="P3"><text:span text:style-name="T1">血量</text:span></text:p>
            </draw:text-box>
          </draw:frame>
        </draw:g>
        <draw:g draw:style-name="gr2">
          <draw:g draw:style-name="gr3">
            <draw:polygon draw:style-name="gr7" draw:text-style-name="P4" draw:layer="layout" svg:width="5.5cm" svg:height="1cm" svg:x="22.23cm" svg:y="20.7cm" svg:viewBox="0 0 5501 1001" draw:points="0,1001 5501,1001 5501,0 0,0">
              <text:p/>
            </draw:polygon>
            <draw:polygon draw:style-name="gr5" draw:text-style-name="P1" draw:layer="layout" svg:width="5.5cm" svg:height="1cm" svg:x="22.23cm" svg:y="20.7cm" svg:viewBox="0 0 5501 1001" draw:points="0,1001 5501,1001 5501,0 0,0">
              <text:p/>
            </draw:polygon>
          </draw:g>
          <draw:frame draw:style-name="gr6" draw:text-style-name="P1" draw:layer="layout" svg:width="5.5cm" svg:height="1cm" svg:x="22.23cm" svg:y="20.7cm">
            <draw:text-box>
              <text:p text:style-name="P3"><text:span text:style-name="T1">移动速度</text:span></text:p>
            </draw:text-box>
          </draw:frame>
        </draw:g>
        <draw:g draw:style-name="gr2">
          <draw:g draw:style-name="gr3">
            <draw:polygon draw:style-name="gr7" draw:text-style-name="P4" draw:layer="layout" svg:width="5.5cm" svg:height="1cm" svg:x="22.23cm" svg:y="21.7cm" svg:viewBox="0 0 5501 1001" draw:points="0,1001 5501,1001 5501,0 0,0">
              <text:p/>
            </draw:polygon>
            <draw:polygon draw:style-name="gr5" draw:text-style-name="P1" draw:layer="layout" svg:width="5.5cm" svg:height="1cm" svg:x="22.23cm" svg:y="21.7cm" svg:viewBox="0 0 5501 1001" draw:points="0,1001 5501,1001 5501,0 0,0">
              <text:p/>
            </draw:polygon>
          </draw:g>
          <draw:frame draw:style-name="gr6" draw:text-style-name="P1" draw:layer="layout" svg:width="5.5cm" svg:height="1cm" svg:x="22.23cm" svg:y="21.7cm">
            <draw:text-box>
              <text:p text:style-name="P3"><text:span text:style-name="T1">当前坐标</text:span></text:p>
            </draw:text-box>
          </draw:frame>
        </draw:g>
        <draw:g draw:style-name="gr2">
          <draw:g draw:style-name="gr3">
            <draw:polygon draw:style-name="gr7" draw:text-style-name="P4" draw:layer="layout" svg:width="5.5cm" svg:height="1cm" svg:x="22.23cm" svg:y="22.7cm" svg:viewBox="0 0 5501 1001" draw:points="0,1001 5501,1001 5501,0 0,0">
              <text:p/>
            </draw:polygon>
            <draw:polygon draw:style-name="gr5" draw:text-style-name="P1" draw:layer="layout" svg:width="5.5cm" svg:height="1cm" svg:x="22.23cm" svg:y="22.7cm" svg:viewBox="0 0 5501 1001" draw:points="0,1001 5501,1001 5501,0 0,0">
              <text:p/>
            </draw:polygon>
          </draw:g>
          <draw:frame draw:style-name="gr6" draw:text-style-name="P1" draw:layer="layout" svg:width="5.5cm" svg:height="1cm" svg:x="22.23cm" svg:y="22.7cm">
            <draw:text-box>
              <text:p text:style-name="P3"><text:span text:style-name="T1">是否狂暴</text:span></text:p>
            </draw:text-box>
          </draw:frame>
        </draw:g>
        <draw:g draw:style-name="gr2">
          <draw:g draw:style-name="gr3">
            <draw:polygon draw:style-name="gr4" draw:text-style-name="P2" draw:layer="layout" svg:width="5.5cm" svg:height="1cm" svg:x="14.23cm" svg:y="4.7cm" svg:viewBox="0 0 5501 1001" draw:points="0,1001 5501,1001 5501,0 0,0">
              <text:p/>
            </draw:polygon>
            <draw:polygon draw:style-name="gr5" draw:text-style-name="P1" draw:layer="layout" svg:width="5.5cm" svg:height="1cm" svg:x="14.23cm" svg:y="4.7cm" svg:viewBox="0 0 5501 1001" draw:points="0,1001 5501,1001 5501,0 0,0">
              <text:p/>
            </draw:polygon>
          </draw:g>
          <draw:frame draw:style-name="gr6" draw:text-style-name="P1" draw:layer="layout" svg:width="5.5cm" svg:height="1cm" svg:x="14.23cm" svg:y="4.7cm">
            <draw:text-box>
              <text:p text:style-name="P3"><text:span text:style-name="T1">关卡</text:span></text:p>
            </draw:text-box>
          </draw:frame>
        </draw:g>
        <draw:g draw:style-name="gr2">
          <draw:g draw:style-name="gr3">
            <draw:polygon draw:style-name="gr7" draw:text-style-name="P4" draw:layer="layout" svg:width="5.5cm" svg:height="1cm" svg:x="14.23cm" svg:y="5.7cm" svg:viewBox="0 0 5501 1001" draw:points="0,1001 5501,1001 5501,0 0,0">
              <text:p/>
            </draw:polygon>
            <draw:polygon draw:style-name="gr5" draw:text-style-name="P1" draw:layer="layout" svg:width="5.5cm" svg:height="1cm" svg:x="14.23cm" svg:y="5.7cm" svg:viewBox="0 0 5501 1001" draw:points="0,1001 5501,1001 5501,0 0,0">
              <text:p/>
            </draw:polygon>
          </draw:g>
          <draw:frame draw:style-name="gr6" draw:text-style-name="P1" draw:layer="layout" svg:width="5.5cm" svg:height="1cm" svg:x="14.23cm" svg:y="5.7cm">
            <draw:text-box>
              <text:p text:style-name="P3"><text:span text:style-name="T1">玩家血量</text:span></text:p>
            </draw:text-box>
          </draw:frame>
        </draw:g>
        <draw:g draw:style-name="gr2">
          <draw:g draw:style-name="gr3">
            <draw:polygon draw:style-name="gr7" draw:text-style-name="P4" draw:layer="layout" svg:width="5.5cm" svg:height="1cm" svg:x="14.23cm" svg:y="6.7cm" svg:viewBox="0 0 5501 1001" draw:points="0,1001 5501,1001 5501,0 0,0">
              <text:p/>
            </draw:polygon>
            <draw:polygon draw:style-name="gr5" draw:text-style-name="P1" draw:layer="layout" svg:width="5.5cm" svg:height="1cm" svg:x="14.23cm" svg:y="6.7cm" svg:viewBox="0 0 5501 1001" draw:points="0,1001 5501,1001 5501,0 0,0">
              <text:p/>
            </draw:polygon>
          </draw:g>
          <draw:frame draw:style-name="gr6" draw:text-style-name="P1" draw:layer="layout" svg:width="5.5cm" svg:height="1cm" svg:x="14.23cm" svg:y="6.7cm">
            <draw:text-box>
              <text:p text:style-name="P3"><text:span text:style-name="T1">游戏波数</text:span></text:p>
            </draw:text-box>
          </draw:frame>
        </draw:g>
        <draw:g draw:style-name="gr2">
          <draw:g draw:style-name="gr3">
            <draw:polygon draw:style-name="gr7" draw:text-style-name="P4" draw:layer="layout" svg:width="5.5cm" svg:height="1cm" svg:x="22.23cm" svg:y="24.7cm" svg:viewBox="0 0 5501 1001" draw:points="0,1001 5501,1001 5501,0 0,0">
              <text:p/>
            </draw:polygon>
            <draw:polygon draw:style-name="gr5" draw:text-style-name="P1" draw:layer="layout" svg:width="5.5cm" svg:height="1cm" svg:x="22.23cm" svg:y="24.7cm" svg:viewBox="0 0 5501 1001" draw:points="0,1001 5501,1001 5501,0 0,0">
              <text:p/>
            </draw:polygon>
          </draw:g>
          <draw:frame draw:style-name="gr6" draw:text-style-name="P1" draw:layer="layout" svg:width="5.5cm" svg:height="1cm" svg:x="22.23cm" svg:y="24.7cm">
            <draw:text-box>
              <text:p text:style-name="P3"><text:span text:style-name="T1">释放技能（）</text:span></text:p>
            </draw:text-box>
          </draw:frame>
        </draw:g>
        <draw:g draw:style-name="gr2">
          <draw:g draw:style-name="gr3">
            <draw:polygon draw:style-name="gr7" draw:text-style-name="P4" draw:layer="layout" svg:width="5.5cm" svg:height="1cm" svg:x="14.23cm" svg:y="7.7cm" svg:viewBox="0 0 5501 1001" draw:points="0,1001 5501,1001 5501,0 0,0">
              <text:p/>
            </draw:polygon>
            <draw:polygon draw:style-name="gr5" draw:text-style-name="P1" draw:layer="layout" svg:width="5.5cm" svg:height="1cm" svg:x="14.23cm" svg:y="7.7cm" svg:viewBox="0 0 5501 1001" draw:points="0,1001 5501,1001 5501,0 0,0">
              <text:p/>
            </draw:polygon>
          </draw:g>
          <draw:frame draw:style-name="gr6" draw:text-style-name="P1" draw:layer="layout" svg:width="5.5cm" svg:height="1cm" svg:x="14.23cm" svg:y="7.7cm">
            <draw:text-box>
              <text:p text:style-name="P3"><text:span text:style-name="T1">游戏金币</text:span></text:p>
            </draw:text-box>
          </draw:frame>
        </draw:g>
        <draw:g draw:style-name="gr2">
          <draw:g draw:style-name="gr3">
            <draw:polygon draw:style-name="gr7" draw:text-style-name="P4" draw:layer="layout" svg:width="5.5cm" svg:height="1cm" svg:x="22.23cm" svg:y="23.7cm" svg:viewBox="0 0 5501 1001" draw:points="0,1001 5501,1001 5501,0 0,0">
              <text:p/>
            </draw:polygon>
            <draw:polygon draw:style-name="gr5" draw:text-style-name="P1" draw:layer="layout" svg:width="5.5cm" svg:height="1cm" svg:x="22.23cm" svg:y="23.7cm" svg:viewBox="0 0 5501 1001" draw:points="0,1001 5501,1001 5501,0 0,0">
              <text:p/>
            </draw:polygon>
          </draw:g>
          <draw:frame draw:style-name="gr6" draw:text-style-name="P1" draw:layer="layout" svg:width="5.5cm" svg:height="1cm" svg:x="22.23cm" svg:y="23.7cm">
            <draw:text-box>
              <text:p text:style-name="P3"><text:span text:style-name="T1">掉落金币数量</text:span></text:p>
            </draw:text-box>
          </draw:frame>
        </draw:g>
        <draw:g draw:style-name="gr2">
          <draw:g draw:style-name="gr3">
            <draw:polygon draw:style-name="gr7" draw:text-style-name="P4" draw:layer="layout" svg:width="5.5cm" svg:height="1cm" svg:x="14.23cm" svg:y="8.7cm" svg:viewBox="0 0 5501 1001" draw:points="0,1001 5501,1001 5501,0 0,0">
              <text:p/>
            </draw:polygon>
            <draw:polygon draw:style-name="gr5" draw:text-style-name="P1" draw:layer="layout" svg:width="5.5cm" svg:height="1cm" svg:x="14.23cm" svg:y="8.7cm" svg:viewBox="0 0 5501 1001" draw:points="0,1001 5501,1001 5501,0 0,0">
              <text:p/>
            </draw:polygon>
          </draw:g>
          <draw:frame draw:style-name="gr6" draw:text-style-name="P1" draw:layer="layout" svg:width="5.5cm" svg:height="1cm" svg:x="14.23cm" svg:y="8.7cm">
            <draw:text-box>
              <text:p text:style-name="P3"><text:span text:style-name="T1">当前时间</text:span></text:p>
            </draw:text-box>
          </draw:frame>
        </draw:g>
        <draw:g draw:style-name="gr2">
          <draw:g draw:style-name="gr3">
            <draw:polygon draw:style-name="gr7" draw:text-style-name="P4" draw:layer="layout" svg:width="5.5cm" svg:height="1cm" svg:x="14.23cm" svg:y="11.7cm" svg:viewBox="0 0 5501 1001" draw:points="0,1001 5501,1001 5501,0 0,0">
              <text:p/>
            </draw:polygon>
            <draw:polygon draw:style-name="gr5" draw:text-style-name="P1" draw:layer="layout" svg:width="5.5cm" svg:height="1cm" svg:x="14.23cm" svg:y="11.7cm" svg:viewBox="0 0 5501 1001" draw:points="0,1001 5501,1001 5501,0 0,0">
              <text:p/>
            </draw:polygon>
          </draw:g>
          <draw:frame draw:style-name="gr6" draw:text-style-name="P1" draw:layer="layout" svg:width="5.5cm" svg:height="1cm" svg:x="14.23cm" svg:y="11.7cm">
            <draw:text-box>
              <text:p text:style-name="P3"><text:span text:style-name="T1">主动技能列表</text:span><text:span text:style-name="T1">[]</text:span></text:p>
            </draw:text-box>
          </draw:frame>
        </draw:g>
        <draw:g draw:style-name="gr2">
          <draw:g draw:style-name="gr3">
            <draw:polygon draw:style-name="gr7" draw:text-style-name="P4" draw:layer="layout" svg:width="5.5cm" svg:height="1cm" svg:x="22.23cm" svg:y="27.7cm" svg:viewBox="0 0 5501 1001" draw:points="0,1001 5501,1001 5501,0 0,0">
              <text:p/>
            </draw:polygon>
            <draw:polygon draw:style-name="gr5" draw:text-style-name="P1" draw:layer="layout" svg:width="5.5cm" svg:height="1cm" svg:x="22.23cm" svg:y="27.7cm" svg:viewBox="0 0 5501 1001" draw:points="0,1001 5501,1001 5501,0 0,0">
              <text:p/>
            </draw:polygon>
          </draw:g>
          <draw:frame draw:style-name="gr6" draw:text-style-name="P1" draw:layer="layout" svg:width="5.5cm" svg:height="1cm" svg:x="22.23cm" svg:y="27.7cm">
            <draw:text-box>
              <text:p text:style-name="P3"><text:span text:style-name="T1">是否已使用</text:span></text:p>
            </draw:text-box>
          </draw:frame>
        </draw:g>
        <draw:g draw:style-name="gr2">
          <draw:g draw:style-name="gr3">
            <draw:polygon draw:style-name="gr4" draw:text-style-name="P2" draw:layer="layout" svg:width="5.5cm" svg:height="1cm" svg:x="22.23cm" svg:y="26.7cm" svg:viewBox="0 0 5501 1001" draw:points="0,1001 5501,1001 5501,0 0,0">
              <text:p/>
            </draw:polygon>
            <draw:polygon draw:style-name="gr5" draw:text-style-name="P1" draw:layer="layout" svg:width="5.5cm" svg:height="1cm" svg:x="22.23cm" svg:y="26.7cm" svg:viewBox="0 0 5501 1001" draw:points="0,1001 5501,1001 5501,0 0,0">
              <text:p/>
            </draw:polygon>
          </draw:g>
          <draw:frame draw:style-name="gr6" draw:text-style-name="P1" draw:layer="layout" svg:width="5.5cm" svg:height="1cm" svg:x="22.23cm" svg:y="26.7cm">
            <draw:text-box>
              <text:p text:style-name="P3"><text:span text:style-name="T1">主动技能</text:span></text:p>
            </draw:text-box>
          </draw:frame>
        </draw:g>
        <draw:g draw:style-name="gr2">
          <draw:g draw:style-name="gr3">
            <draw:polygon draw:style-name="gr7" draw:text-style-name="P4" draw:layer="layout" svg:width="5.5cm" svg:height="1cm" svg:x="22.23cm" svg:y="28.7cm" svg:viewBox="0 0 5501 1001" draw:points="0,1001 5501,1001 5501,0 0,0">
              <text:p/>
            </draw:polygon>
            <draw:polygon draw:style-name="gr5" draw:text-style-name="P1" draw:layer="layout" svg:width="5.5cm" svg:height="1cm" svg:x="22.23cm" svg:y="28.7cm" svg:viewBox="0 0 5501 1001" draw:points="0,1001 5501,1001 5501,0 0,0">
              <text:p/>
            </draw:polygon>
          </draw:g>
          <draw:frame draw:style-name="gr6" draw:text-style-name="P1" draw:layer="layout" svg:width="5.5cm" svg:height="1cm" svg:x="22.23cm" svg:y="28.7cm">
            <draw:text-box>
              <text:p text:style-name="P3"><text:span text:style-name="T1">释放技能（）</text:span></text:p>
            </draw:text-box>
          </draw:frame>
        </draw:g>
        <draw:polyline draw:style-name="gr8" draw:text-style-name="P1" draw:layer="layout" svg:width="2.5cm" svg:height="15cm" svg:x="19.73cm" svg:y="12.2cm" svg:viewBox="0 0 2501 15001" draw:points="0,0 800,0 800,15001 2501,15001">
          <text:p/>
        </draw:polyline>
        <draw:g draw:style-name="gr2">
          <draw:g draw:style-name="gr3">
            <draw:polygon draw:style-name="gr7" draw:text-style-name="P4" draw:layer="layout" svg:width="5.5cm" svg:height="1cm" svg:x="14.23cm" svg:y="9.7cm" svg:viewBox="0 0 5501 1001" draw:points="0,1001 5501,1001 5501,0 0,0">
              <text:p/>
            </draw:polygon>
            <draw:polygon draw:style-name="gr5" draw:text-style-name="P1" draw:layer="layout" svg:width="5.5cm" svg:height="1cm" svg:x="14.23cm" svg:y="9.7cm" svg:viewBox="0 0 5501 1001" draw:points="0,1001 5501,1001 5501,0 0,0">
              <text:p/>
            </draw:polygon>
          </draw:g>
          <draw:frame draw:style-name="gr6" draw:text-style-name="P1" draw:layer="layout" svg:width="5.5cm" svg:height="1cm" svg:x="14.23cm" svg:y="9.7cm">
            <draw:text-box>
              <text:p text:style-name="P3"><text:span text:style-name="T1">防御塔列表</text:span><text:span text:style-name="T1">[]</text:span></text:p>
            </draw:text-box>
          </draw:frame>
        </draw:g>
        <draw:g draw:style-name="gr2">
          <draw:g draw:style-name="gr2">
            <draw:g draw:style-name="gr3">
              <draw:polygon draw:style-name="gr4" draw:text-style-name="P2" draw:layer="layout" svg:width="5.5cm" svg:height="1cm" svg:x="24.75cm" svg:y="3.499cm" svg:viewBox="0 0 5501 1001" draw:points="0,1001 5501,1001 5501,0 0,0">
                <text:p/>
              </draw:polygon>
              <draw:polygon draw:style-name="gr5" draw:text-style-name="P1" draw:layer="layout" svg:width="5.5cm" svg:height="1cm" svg:x="24.75cm" svg:y="3.499cm" svg:viewBox="0 0 5501 1001" draw:points="0,1001 5501,1001 5501,0 0,0">
                <text:p/>
              </draw:polygon>
            </draw:g>
            <draw:frame draw:style-name="gr6" draw:text-style-name="P1" draw:layer="layout" svg:width="5.5cm" svg:height="1cm" svg:x="24.75cm" svg:y="3.499cm">
              <draw:text-box>
                <text:p text:style-name="P3"><text:span text:style-name="T1">防御塔</text:span></text:p>
              </draw:text-box>
            </draw:frame>
          </draw:g>
          <draw:g draw:style-name="gr2">
            <draw:g draw:style-name="gr3">
              <draw:polygon draw:style-name="gr7" draw:text-style-name="P4" draw:layer="layout" svg:width="5.5cm" svg:height="1cm" svg:x="24.75cm" svg:y="4.499cm" svg:viewBox="0 0 5501 1001" draw:points="0,1001 5501,1001 5501,0 0,0">
                <text:p/>
              </draw:polygon>
              <draw:polygon draw:style-name="gr5" draw:text-style-name="P1" draw:layer="layout" svg:width="5.5cm" svg:height="1cm" svg:x="24.75cm" svg:y="4.499cm" svg:viewBox="0 0 5501 1001" draw:points="0,1001 5501,1001 5501,0 0,0">
                <text:p/>
              </draw:polygon>
            </draw:g>
            <draw:frame draw:style-name="gr6" draw:text-style-name="P1" draw:layer="layout" svg:width="5.5cm" svg:height="1cm" svg:x="24.75cm" svg:y="4.499cm">
              <draw:text-box>
                <text:p text:style-name="P3"><text:span text:style-name="T1">攻击力</text:span></text:p>
              </draw:text-box>
            </draw:frame>
          </draw:g>
          <draw:g draw:style-name="gr2">
            <draw:g draw:style-name="gr3">
              <draw:polygon draw:style-name="gr7" draw:text-style-name="P4" draw:layer="layout" svg:width="5.5cm" svg:height="1cm" svg:x="24.75cm" svg:y="5.499cm" svg:viewBox="0 0 5501 1001" draw:points="0,1001 5501,1001 5501,0 0,0">
                <text:p/>
              </draw:polygon>
              <draw:polygon draw:style-name="gr5" draw:text-style-name="P1" draw:layer="layout" svg:width="5.5cm" svg:height="1cm" svg:x="24.75cm" svg:y="5.499cm" svg:viewBox="0 0 5501 1001" draw:points="0,1001 5501,1001 5501,0 0,0">
                <text:p/>
              </draw:polygon>
            </draw:g>
            <draw:frame draw:style-name="gr6" draw:text-style-name="P1" draw:layer="layout" svg:width="5.5cm" svg:height="1cm" svg:x="24.75cm" svg:y="5.499cm">
              <draw:text-box>
                <text:p text:style-name="P3"><text:span text:style-name="T1">攻速</text:span></text:p>
              </draw:text-box>
            </draw:frame>
          </draw:g>
          <draw:g draw:style-name="gr2">
            <draw:g draw:style-name="gr3">
              <draw:polygon draw:style-name="gr7" draw:text-style-name="P4" draw:layer="layout" svg:width="5.5cm" svg:height="1cm" svg:x="24.75cm" svg:y="6.499cm" svg:viewBox="0 0 5501 1001" draw:points="0,1001 5501,1001 5501,0 0,0">
                <text:p/>
              </draw:polygon>
              <draw:polygon draw:style-name="gr5" draw:text-style-name="P1" draw:layer="layout" svg:width="5.5cm" svg:height="1cm" svg:x="24.75cm" svg:y="6.499cm" svg:viewBox="0 0 5501 1001" draw:points="0,1001 5501,1001 5501,0 0,0">
                <text:p/>
              </draw:polygon>
            </draw:g>
            <draw:frame draw:style-name="gr6" draw:text-style-name="P1" draw:layer="layout" svg:width="5.5cm" svg:height="1cm" svg:x="24.75cm" svg:y="6.499cm">
              <draw:text-box>
                <text:p text:style-name="P3"><text:span text:style-name="T1">总蓝量</text:span></text:p>
              </draw:text-box>
            </draw:frame>
          </draw:g>
          <draw:g draw:style-name="gr2">
            <draw:g draw:style-name="gr3">
              <draw:polygon draw:style-name="gr7" draw:text-style-name="P4" draw:layer="layout" svg:width="5.5cm" svg:height="1cm" svg:x="24.75cm" svg:y="7.499cm" svg:viewBox="0 0 5501 1001" draw:points="0,1001 5501,1001 5501,0 0,0">
                <text:p/>
              </draw:polygon>
              <draw:polygon draw:style-name="gr5" draw:text-style-name="P1" draw:layer="layout" svg:width="5.5cm" svg:height="1cm" svg:x="24.75cm" svg:y="7.499cm" svg:viewBox="0 0 5501 1001" draw:points="0,1001 5501,1001 5501,0 0,0">
                <text:p/>
              </draw:polygon>
            </draw:g>
            <draw:frame draw:style-name="gr6" draw:text-style-name="P1" draw:layer="layout" svg:width="5.5cm" svg:height="1cm" svg:x="24.75cm" svg:y="7.499cm">
              <draw:text-box>
                <text:p text:style-name="P3"><text:span text:style-name="T1">当前蓝量</text:span></text:p>
              </draw:text-box>
            </draw:frame>
          </draw:g>
          <draw:g draw:style-name="gr2">
            <draw:g draw:style-name="gr3">
              <draw:polygon draw:style-name="gr7" draw:text-style-name="P4" draw:layer="layout" svg:width="5.5cm" svg:height="1cm" svg:x="24.75cm" svg:y="8.499cm" svg:viewBox="0 0 5501 1001" draw:points="0,1001 5501,1001 5501,0 0,0">
                <text:p/>
              </draw:polygon>
              <draw:polygon draw:style-name="gr5" draw:text-style-name="P1" draw:layer="layout" svg:width="5.5cm" svg:height="1cm" svg:x="24.75cm" svg:y="8.499cm" svg:viewBox="0 0 5501 1001" draw:points="0,1001 5501,1001 5501,0 0,0">
                <text:p/>
              </draw:polygon>
            </draw:g>
            <draw:frame draw:style-name="gr6" draw:text-style-name="P1" draw:layer="layout" svg:width="5.5cm" svg:height="1cm" svg:x="24.75cm" svg:y="8.499cm">
              <draw:text-box>
                <text:p text:style-name="P3"><text:span text:style-name="T1">是否正在释放技能</text:span></text:p>
              </draw:text-box>
            </draw:frame>
          </draw:g>
          <draw:g draw:style-name="gr2">
            <draw:g draw:style-name="gr3">
              <draw:polygon draw:style-name="gr7" draw:text-style-name="P4" draw:layer="layout" svg:width="5.5cm" svg:height="1cm" svg:x="24.75cm" svg:y="9.499cm" svg:viewBox="0 0 5501 1001" draw:points="0,1001 5501,1001 5501,0 0,0">
                <text:p/>
              </draw:polygon>
              <draw:polygon draw:style-name="gr5" draw:text-style-name="P1" draw:layer="layout" svg:width="5.5cm" svg:height="1cm" svg:x="24.75cm" svg:y="9.499cm" svg:viewBox="0 0 5501 1001" draw:points="0,1001 5501,1001 5501,0 0,0">
                <text:p/>
              </draw:polygon>
            </draw:g>
            <draw:frame draw:style-name="gr6" draw:text-style-name="P1" draw:layer="layout" svg:width="5.5cm" svg:height="1cm" svg:x="24.75cm" svg:y="9.499cm">
              <draw:text-box>
                <text:p text:style-name="P3"><text:span text:style-name="T1">释放技能期间是否允许攻击</text:span></text:p>
              </draw:text-box>
            </draw:frame>
          </draw:g>
          <draw:g draw:style-name="gr2">
            <draw:g draw:style-name="gr3">
              <draw:polygon draw:style-name="gr7" draw:text-style-name="P4" draw:layer="layout" svg:width="5.5cm" svg:height="1cm" svg:x="24.75cm" svg:y="10.499cm" svg:viewBox="0 0 5501 1001" draw:points="0,1001 5501,1001 5501,0 0,0">
                <text:p/>
              </draw:polygon>
              <draw:polygon draw:style-name="gr5" draw:text-style-name="P1" draw:layer="layout" svg:width="5.5cm" svg:height="1cm" svg:x="24.75cm" svg:y="10.499cm" svg:viewBox="0 0 5501 1001" draw:points="0,1001 5501,1001 5501,0 0,0">
                <text:p/>
              </draw:polygon>
            </draw:g>
            <draw:frame draw:style-name="gr6" draw:text-style-name="P1" draw:layer="layout" svg:width="5.5cm" svg:height="1cm" svg:x="24.75cm" svg:y="10.499cm">
              <draw:text-box>
                <text:p text:style-name="P3"><text:span text:style-name="T1">是否狂暴</text:span></text:p>
              </draw:text-box>
            </draw:frame>
          </draw:g>
          <draw:g draw:style-name="gr2">
            <draw:g draw:style-name="gr3">
              <draw:polygon draw:style-name="gr7" draw:text-style-name="P4" draw:layer="layout" svg:width="5.5cm" svg:height="1cm" svg:x="24.75cm" svg:y="11.499cm" svg:viewBox="0 0 5501 1001" draw:points="0,1001 5501,1001 5501,0 0,0">
                <text:p/>
              </draw:polygon>
              <draw:polygon draw:style-name="gr5" draw:text-style-name="P1" draw:layer="layout" svg:width="5.5cm" svg:height="1cm" svg:x="24.75cm" svg:y="11.499cm" svg:viewBox="0 0 5501 1001" draw:points="0,1001 5501,1001 5501,0 0,0">
                <text:p/>
              </draw:polygon>
            </draw:g>
            <draw:frame draw:style-name="gr6" draw:text-style-name="P1" draw:layer="layout" svg:width="5.5cm" svg:height="1cm" svg:x="24.75cm" svg:y="11.499cm">
              <draw:text-box>
                <text:p text:style-name="P3"><text:span text:style-name="T1">是否生效</text:span></text:p>
              </draw:text-box>
            </draw:frame>
          </draw:g>
          <draw:g draw:style-name="gr2">
            <draw:g draw:style-name="gr3">
              <draw:polygon draw:style-name="gr7" draw:text-style-name="P4" draw:layer="layout" svg:width="5.5cm" svg:height="1cm" svg:x="24.75cm" svg:y="14.499cm" svg:viewBox="0 0 5501 1001" draw:points="0,1001 5501,1001 5501,0 0,0">
                <text:p/>
              </draw:polygon>
              <draw:polygon draw:style-name="gr5" draw:text-style-name="P1" draw:layer="layout" svg:width="5.5cm" svg:height="1cm" svg:x="24.75cm" svg:y="14.499cm" svg:viewBox="0 0 5501 1001" draw:points="0,1001 5501,1001 5501,0 0,0">
                <text:p/>
              </draw:polygon>
            </draw:g>
            <draw:frame draw:style-name="gr6" draw:text-style-name="P1" draw:layer="layout" svg:width="5.5cm" svg:height="1cm" svg:x="24.75cm" svg:y="14.499cm">
              <draw:text-box>
                <text:p text:style-name="P3"><text:span text:style-name="T1">释放技能（）</text:span></text:p>
              </draw:text-box>
            </draw:frame>
          </draw:g>
          <draw:g draw:style-name="gr2">
            <draw:g draw:style-name="gr3">
              <draw:polygon draw:style-name="gr7" draw:text-style-name="P4" draw:layer="layout" svg:width="5.5cm" svg:height="1cm" svg:x="24.75cm" svg:y="12.499cm" svg:viewBox="0 0 5501 1001" draw:points="0,1001 5501,1001 5501,0 0,0">
                <text:p/>
              </draw:polygon>
              <draw:polygon draw:style-name="gr5" draw:text-style-name="P1" draw:layer="layout" svg:width="5.5cm" svg:height="1cm" svg:x="24.75cm" svg:y="12.499cm" svg:viewBox="0 0 5501 1001" draw:points="0,1001 5501,1001 5501,0 0,0">
                <text:p/>
              </draw:polygon>
            </draw:g>
            <draw:frame draw:style-name="gr6" draw:text-style-name="P1" draw:layer="layout" svg:width="5.5cm" svg:height="1cm" svg:x="24.75cm" svg:y="12.499cm">
              <draw:text-box>
                <text:p text:style-name="P3"><text:span text:style-name="T1">攻击距离</text:span></text:p>
              </draw:text-box>
            </draw:frame>
          </draw:g>
          <draw:g draw:style-name="gr2">
            <draw:g draw:style-name="gr3">
              <draw:polygon draw:style-name="gr7" draw:text-style-name="P4" draw:layer="layout" svg:width="5.5cm" svg:height="1cm" svg:x="24.75cm" svg:y="13.499cm" svg:viewBox="0 0 5501 1001" draw:points="0,1001 5501,1001 5501,0 0,0">
                <text:p/>
              </draw:polygon>
              <draw:polygon draw:style-name="gr5" draw:text-style-name="P1" draw:layer="layout" svg:width="5.5cm" svg:height="1cm" svg:x="24.75cm" svg:y="13.499cm" svg:viewBox="0 0 5501 1001" draw:points="0,1001 5501,1001 5501,0 0,0">
                <text:p/>
              </draw:polygon>
            </draw:g>
            <draw:frame draw:style-name="gr6" draw:text-style-name="P1" draw:layer="layout" svg:width="5.5cm" svg:height="1cm" svg:x="24.75cm" svg:y="13.499cm">
              <draw:text-box>
                <text:p text:style-name="P3"><text:span text:style-name="T1">当前坐标</text:span></text:p>
              </draw:text-box>
            </draw:frame>
          </draw:g>
        </draw:g>
        <draw:g draw:style-name="gr2">
          <draw:g draw:style-name="gr3">
            <draw:polygon draw:style-name="gr7" draw:text-style-name="P4" draw:layer="layout" svg:width="5.5cm" svg:height="1cm" svg:x="14.23cm" svg:y="10.7cm" svg:viewBox="0 0 5501 1001" draw:points="0,1001 5501,1001 5501,0 0,0">
              <text:p/>
            </draw:polygon>
            <draw:polygon draw:style-name="gr5" draw:text-style-name="P1" draw:layer="layout" svg:width="5.5cm" svg:height="1cm" svg:x="14.23cm" svg:y="10.7cm" svg:viewBox="0 0 5501 1001" draw:points="0,1001 5501,1001 5501,0 0,0">
              <text:p/>
            </draw:polygon>
          </draw:g>
          <draw:frame draw:style-name="gr6" draw:text-style-name="P1" draw:layer="layout" svg:width="5.5cm" svg:height="1cm" svg:x="14.23cm" svg:y="10.7cm">
            <draw:text-box>
              <text:p text:style-name="P3"><text:span text:style-name="T1">怪物列表</text:span><text:span text:style-name="T1">[]</text:span></text:p>
            </draw:text-box>
          </draw:frame>
        </draw:g>
        <draw:polyline draw:style-name="gr8" draw:text-style-name="P1" draw:layer="layout" svg:width="2.5cm" svg:height="7cm" svg:x="19.73cm" svg:y="11.2cm" svg:viewBox="0 0 2501 7001" draw:points="0,0 1875,0 1875,7001 2501,7001">
          <text:p/>
        </draw:polyline>
        <draw:polyline draw:style-name="gr8" draw:text-style-name="P1" draw:layer="layout" svg:width="5.019cm" svg:height="6.2cm" svg:x="19.73cm" svg:y="4cm" svg:viewBox="0 0 5020 6201" draw:points="0,6201 753,6201 753,0 5020,0">
          <text:p/>
        </draw:polyline>
        <draw:g draw:style-name="gr2">
          <draw:g draw:style-name="gr3">
            <draw:polygon draw:style-name="gr4" draw:text-style-name="P2" draw:layer="layout" svg:width="5.5cm" svg:height="1cm" svg:x="6.23cm" svg:y="4.7cm" svg:viewBox="0 0 5501 1001" draw:points="0,1001 5501,1001 5501,0 0,0">
              <text:p/>
            </draw:polygon>
            <draw:polygon draw:style-name="gr5" draw:text-style-name="P1" draw:layer="layout" svg:width="5.5cm" svg:height="1cm" svg:x="6.23cm" svg:y="4.7cm" svg:viewBox="0 0 5501 1001" draw:points="0,1001 5501,1001 5501,0 0,0">
              <text:p/>
            </draw:polygon>
          </draw:g>
          <draw:frame draw:style-name="gr6" draw:text-style-name="P1" draw:layer="layout" svg:width="5.5cm" svg:height="1cm" svg:x="6.23cm" svg:y="4.7cm">
            <draw:text-box>
              <text:p text:style-name="P3"><text:span text:style-name="T1">游戏</text:span></text:p>
            </draw:text-box>
          </draw:frame>
        </draw:g>
        <draw:g draw:style-name="gr2">
          <draw:g draw:style-name="gr3">
            <draw:polygon draw:style-name="gr7" draw:text-style-name="P4" draw:layer="layout" svg:width="5.5cm" svg:height="1cm" svg:x="6.23cm" svg:y="5.7cm" svg:viewBox="0 0 5501 1001" draw:points="0,1001 5501,1001 5501,0 0,0">
              <text:p/>
            </draw:polygon>
            <draw:polygon draw:style-name="gr5" draw:text-style-name="P1" draw:layer="layout" svg:width="5.5cm" svg:height="1cm" svg:x="6.23cm" svg:y="5.7cm" svg:viewBox="0 0 5501 1001" draw:points="0,1001 5501,1001 5501,0 0,0">
              <text:p/>
            </draw:polygon>
          </draw:g>
          <draw:frame draw:style-name="gr6" draw:text-style-name="P1" draw:layer="layout" svg:width="5.5cm" svg:height="1cm" svg:x="6.23cm" svg:y="5.7cm">
            <draw:text-box>
              <text:p text:style-name="P3"><text:span text:style-name="T1">关卡列表</text:span><text:span text:style-name="T1">[]</text:span></text:p>
            </draw:text-box>
          </draw:frame>
        </draw:g>
        <draw:g draw:style-name="gr2">
          <draw:g draw:style-name="gr3">
            <draw:polygon draw:style-name="gr7" draw:text-style-name="P4" draw:layer="layout" svg:width="5.5cm" svg:height="1cm" svg:x="6.23cm" svg:y="6.7cm" svg:viewBox="0 0 5501 1001" draw:points="0,1001 5501,1001 5501,0 0,0">
              <text:p/>
            </draw:polygon>
            <draw:polygon draw:style-name="gr5" draw:text-style-name="P1" draw:layer="layout" svg:width="5.5cm" svg:height="1cm" svg:x="6.23cm" svg:y="6.7cm" svg:viewBox="0 0 5501 1001" draw:points="0,1001 5501,1001 5501,0 0,0">
              <text:p/>
            </draw:polygon>
          </draw:g>
          <draw:frame draw:style-name="gr6" draw:text-style-name="P1" draw:layer="layout" svg:width="5.5cm" svg:height="1cm" svg:x="6.23cm" svg:y="6.7cm">
            <draw:text-box>
              <text:p text:style-name="P3"><text:span text:style-name="T1">全局成就</text:span></text:p>
            </draw:text-box>
          </draw:frame>
        </draw:g>
        <draw:g draw:style-name="gr2">
          <draw:g draw:style-name="gr3">
            <draw:polygon draw:style-name="gr7" draw:text-style-name="P4" draw:layer="layout" svg:width="5.5cm" svg:height="1cm" svg:x="6.23cm" svg:y="8.7cm" svg:viewBox="0 0 5501 1001" draw:points="0,1001 5501,1001 5501,0 0,0">
              <text:p/>
            </draw:polygon>
            <draw:polygon draw:style-name="gr5" draw:text-style-name="P1" draw:layer="layout" svg:width="5.5cm" svg:height="1cm" svg:x="6.23cm" svg:y="8.7cm" svg:viewBox="0 0 5501 1001" draw:points="0,1001 5501,1001 5501,0 0,0">
              <text:p/>
            </draw:polygon>
          </draw:g>
          <draw:frame draw:style-name="gr6" draw:text-style-name="P1" draw:layer="layout" svg:width="5.5cm" svg:height="1cm" svg:x="6.23cm" svg:y="8.7cm">
            <draw:text-box>
              <text:p text:style-name="P3"><text:span text:style-name="T1">玩家游玩次数和记录等</text:span></text:p>
            </draw:text-box>
          </draw:frame>
        </draw:g>
        <draw:g draw:style-name="gr2">
          <draw:g draw:style-name="gr3">
            <draw:polygon draw:style-name="gr7" draw:text-style-name="P4" draw:layer="layout" svg:width="5.5cm" svg:height="1cm" svg:x="6.23cm" svg:y="7.7cm" svg:viewBox="0 0 5501 1001" draw:points="0,1001 5501,1001 5501,0 0,0">
              <text:p/>
            </draw:polygon>
            <draw:polygon draw:style-name="gr5" draw:text-style-name="P1" draw:layer="layout" svg:width="5.5cm" svg:height="1cm" svg:x="6.23cm" svg:y="7.7cm" svg:viewBox="0 0 5501 1001" draw:points="0,1001 5501,1001 5501,0 0,0">
              <text:p/>
            </draw:polygon>
          </draw:g>
          <draw:frame draw:style-name="gr6" draw:text-style-name="P1" draw:layer="layout" svg:width="5.5cm" svg:height="1cm" svg:x="6.23cm" svg:y="7.7cm">
            <draw:text-box>
              <text:p text:style-name="P3"><text:span text:style-name="T1">全局设置</text:span></text:p>
            </draw:text-box>
          </draw:frame>
        </draw:g>
        <draw:polyline draw:style-name="gr8" draw:text-style-name="P1" draw:layer="layout" svg:width="2.5cm" svg:height="1cm" svg:x="11.73cm" svg:y="5.2cm" svg:viewBox="0 0 2501 1001" draw:points="0,1001 375,1001 375,0 2501,0">
          <text:p/>
        </draw:polyline>
        <draw:g draw:style-name="gr2">
          <draw:g draw:style-name="gr3">
            <draw:polygon draw:style-name="gr9" draw:text-style-name="P5" draw:layer="layout" svg:width="5.5cm" svg:height="1cm" svg:x="14.23cm" svg:y="12.7cm" svg:viewBox="0 0 5501 1001" draw:points="0,1001 5501,1001 5501,0 0,0">
              <text:p/>
            </draw:polygon>
            <draw:polygon draw:style-name="gr5" draw:text-style-name="P1" draw:layer="layout" svg:width="5.5cm" svg:height="1cm" svg:x="14.23cm" svg:y="12.7cm" svg:viewBox="0 0 5501 1001" draw:points="0,1001 5501,1001 5501,0 0,0">
              <text:p/>
            </draw:polygon>
          </draw:g>
          <draw:frame draw:style-name="gr6" draw:text-style-name="P1" draw:layer="layout" svg:width="5.5cm" svg:height="1cm" svg:x="14.23cm" svg:y="12.7cm">
            <draw:text-box>
              <text:p text:style-name="P3"><text:span text:style-name="T1">怪物移动路径列表</text:span><text:span text:style-name="T1">[]</text:span></text:p>
            </draw:text-box>
          </draw:frame>
        </draw:g>
        <draw:g draw:style-name="gr2">
          <draw:g draw:style-name="gr3">
            <draw:polygon draw:style-name="gr7" draw:text-style-name="P4" draw:layer="layout" svg:width="5.5cm" svg:height="1cm" svg:x="14.23cm" svg:y="13.6cm" svg:viewBox="0 0 5501 1001" draw:points="0,1001 5501,1001 5501,0 0,0">
              <text:p/>
            </draw:polygon>
            <draw:polygon draw:style-name="gr5" draw:text-style-name="P1" draw:layer="layout" svg:width="5.5cm" svg:height="1cm" svg:x="14.23cm" svg:y="13.6cm" svg:viewBox="0 0 5501 1001" draw:points="0,1001 5501,1001 5501,0 0,0">
              <text:p/>
            </draw:polygon>
          </draw:g>
          <draw:frame draw:style-name="gr6" draw:text-style-name="P1" draw:layer="layout" svg:width="5.5cm" svg:height="1cm" svg:x="14.23cm" svg:y="13.6cm">
            <draw:text-box>
              <text:p text:style-name="P3"><text:span text:style-name="T1">关卡剧情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形状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红色填充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绿色填充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蓝色填充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黄色填充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stroke-dash draw:name="Dash_5f_0" draw:display-name="Dash_0" draw:style="round" draw:dots1="1" draw:dots1-length="200%" draw:dots2="1" draw:dots2-length="2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0.73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12-19T21:36:03.285000000</dc:date>
    <dc:language>zh-CN</dc:language>
    <meta:creation-date>2024-09-07T11:35:20Z</meta:creation-date>
    <meta:initial-creator>kylin9749@foxmail.com</meta:initial-creator>
    <meta:generator>LibreOffice/24.8.3.2$Windows_X86_64 LibreOffice_project/48a6bac9e7e268aeb4c3483fcf825c94556d9f92</meta:generator>
    <meta:editing-duration>PT1H42M42S</meta:editing-duration>
    <meta:editing-cycles>1</meta:editing-cycles>
    <meta:document-statistic meta:object-count="197"/>
  </office:meta>
</office:document-meta>
</file>